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Beehive1-outline1">
      <style:graphic-properties fo:min-height="9.13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Ref (Pointers &amp; Base)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Dec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f – Overview</text:p>
          </draw:text-box>
        </draw:frame>
        <draw:frame presentation:style-name="pr5" draw:layer="layout" svg:width="12.297cm" svg:height="9.65cm" svg:x="1.4cm" svg:y="3.685cm" presentation:class="outline" presentation:user-transformed="true">
          <draw:text-box>
            <text:list text:style-name="L2">
              <text:list-item>
                <text:p>Ref – Pointer</text:p>
                <text:list>
                  <text:list-item>
                    <text:p>Points to anything derived from Refable</text:p>
                  </text:list-item>
                  <text:list-item>
                    <text:p>Copy it around</text:p>
                  </text:list-item>
                  <text:list-item>
                    <text:p>Implicit validity check</text:p>
                  </text:list-item>
                </text:list>
              </text:list-item>
              <text:list-item>
                <text:p>Refable – Expected base</text:p>
                <text:list>
                  <text:list-item>
                    <text:p>inc/dec ref methods</text:p>
                  </text:list-item>
                  <text:list-item>
                    <text:p>Virtual destructor</text:p>
                  </text:list-item>
                </text:list>
              </text:list-item>
              <text:list-item>
                <text:p>RefCount – Usual base</text:p>
                <text:list>
                  <text:list-item>
                    <text:p>Derives from Refable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297cm" svg:height="9.134cm" svg:x="14.313cm" svg:y="3.685cm" presentation:class="outline">
          <draw:text-box>
            <text:p text:style-name="P2"><text:span text:style-name="T1"/></text:p>
            <text:p text:style-name="P2"><text:span text:style-name="T1"/></text:p>
            <text:p text:style-name="P2"><text:span text:style-name="T1">struct MyClass : public RefCount {};</text:span></text:p>
            <text:p text:style-name="P2"><text:span text:style-name="T1">Ref&lt;MyClass&gt; ref = new MyClass;</text:span></text:p>
            <text:p text:style-name="P2"><text:span text:style-name="T1">if(ref){</text:span></text:p>
            <text:p text:style-name="P2"><text:span text:style-name="T1"><text:s text:c="4"/>// do stuff, pointer is valid</text:span></text:p>
            <text:p text:style-name="P2"><text:span text:style-name="T1">}</text:span></text:p>
            <text:p text:style-name="P2"><text:span text:style-name="T1">MyClass* ptr = ref.ptr();</text:span></text:p>
            <text:p text:style-name="P2"><text:span text:style-name="T1">ref = {}; // decrements reference, which</text:span><text:span text:style-name="T1"><text:line-break/></text:span><text:span text:style-name="T1"> <text:s text:c="9"/>// RefCount deletes if zero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3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Ref – Tradeoffs</text:p>
          </draw:text-box>
        </draw:frame>
        <draw:frame presentation:style-name="pr5" draw:layer="layout" svg:width="12.57cm" svg:height="9.65cm" svg:x="1.4cm" svg:y="3.685cm" presentation:class="outline" presentation:user-transformed="true">
          <draw:text-box>
            <text:list text:style-name="L2">
              <text:list-item>
                <text:p>Ref Advantages</text:p>
                <text:list>
                  <text:list-item>
                    <text:p>Ref is one pointer</text:p>
                  </text:list-item>
                  <text:list-item>
                    <text:p>Can create valid ref from pointer w/o losing count</text:p>
                  </text:list-item>
                  <text:list-item>
                    <text:p>Destructors can be protected/private </text:p>
                    <text:list>
                      <text:list-item>
                        <text:p>Make Ref a friend</text:p>
                      </text:list-item>
                    </text:list>
                  </text:list-item>
                  <text:list-item>
                    <text:p>Control the zero condition with custom refable base</text:p>
                    <text:list>
                      <text:list-item>
                        <text:p>Caching</text:p>
                      </text:list-item>
                    </text:list>
                  </text:list-item>
                  <text:list-item>
                    <text:p>One line forward declaration footprint</text:p>
                  </text:list-item>
                </text:list>
              </text:list-item>
              <text:list-item>
                <text:p>Ref Disadvantages</text:p>
                <text:list>
                  <text:list-item>
                    <text:p>Count is internal</text:p>
                  </text:list-item>
                  <text:list-item>
                    <text:p>To have POD, must use either inheritance or encapsulation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Shared Ptr Advantages</text:p>
                <text:list>
                  <text:list-item>
                    <text:p>Count is external</text:p>
                  </text:list-item>
                  <text:list-item>
                    <text:p>Can treat data as PO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hared Ptr Disadvantages</text:p>
                <text:list>
                  <text:list-item>
                    <text:p>Two pointers inside (data &amp; control)</text:p>
                  </text:list-item>
                  <text:list-item>
                    <text:p>Destructor <text:span text:style-name="T2">MUST</text:span><text:span text:style-name="T3"> be public</text:span></text:p>
                  </text:list-item>
                  <text:list-item>
                    <text:p><text:span text:style-name="T3">Must include header to forward declare</text:span></text:p>
                  </text:list-item>
                  <text:list-item>
                    <text:p><text:span text:style-name="T3">Zero count </text:span><text:span text:style-name="T2">IS</text:span><text:span text:style-name="T3"> destruction w/o using the secondary “default” template argument (and count on one hand how many coders are expecting </text:span><text:span text:style-name="T4">that</text:span><text:span text:style-name="T3">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f – Thread Safety</text:p>
          </draw:text-box>
        </draw:frame>
        <draw:frame presentation:style-name="pr5" draw:layer="layout" svg:width="25.27cm" svg:height="9.65cm" svg:x="1.4cm" svg:y="3.685cm" presentation:class="outline" presentation:user-transformed="true">
          <draw:text-box>
            <text:list text:style-name="L2">
              <text:list-item>
                <text:p>Refable Based</text:p>
                <text:list>
                  <text:list-item>
                    <text:p>Counts use std::atomic</text:p>
                    <text:list>
                      <text:list-item>
                        <text:p>Inherently threadsafe</text:p>
                      </text:list-item>
                    </text:list>
                  </text:list-item>
                  <text:list-item>
                    <text:p>Derived class data; usual caveats apply.</text:p>
                    <text:list>
                      <text:list-item>
                        <text:p>Guaranteed read-only is fine</text:p>
                      </text:list-item>
                      <text:list-item>
                        <text:p>Read/Write data… requires mutexes or similar synchronization</text:p>
                      </text:list-item>
                    </text:list>
                  </text:list-item>
                </text:list>
                <text:p/>
              </text:list-item>
              <text:list-item>
                <text:p>Ref Class </text:p>
                <text:list>
                  <text:list-item>
                    <text:p>Instance itself (ie, a global variable Ref&lt;MyClass&gt; gMyClass)</text:p>
                  </text:list-item>
                  <text:list-item>
                    <text:p>Usual caveats apply to the instance itself; read only is fine, read/write requires synchronization considerations.</text:p>
                    <text:list>
                      <text:list-header>
                        <text:p/>
                      </text:list-header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f – Refabl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Refable </text:p>
                <text:list>
                  <text:list-item>
                    <text:p>Preferred root class</text:p>
                  </text:list-item>
                  <text:list-item>
                    <text:p>Helps metaprogramming</text:p>
                    <text:p/>
                  </text:list-item>
                </text:list>
              </text:list-item>
              <text:list-item>
                <text:p>RefCount</text:p>
                <text:list>
                  <text:list-item>
                    <text:p>Usual Base class</text:p>
                  </text:list-item>
                  <text:list-item>
                    <text:p>Deletes on decrement to zero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RefQ</text:p>
                <text:list>
                  <text:list-item>
                    <text:p>For Qt’s Qobject</text:p>
                  </text:list-item>
                  <text:list-item>
                    <text:p>Calls “deleteLater()” on zero decrement</text:p>
                    <text:p/>
                  </text:list-item>
                </text:list>
              </text:list-item>
              <text:list-item>
                <text:p>Resource</text:p>
                <text:list>
                  <text:list-item>
                    <text:p>For resources</text:p>
                  </text:list-item>
                  <text:list-item>
                    <text:p>Makes eligible for cache removal on zero decr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11:51:20.901270461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eehive</dc:title>
    <meta:editing-duration>PT17M37S</meta:editing-duration>
    <meta:editing-cycles>12</meta:editing-cycles>
    <dc:date>2025-12-27T12:34:06.119507999</dc:date>
    <meta:document-statistic meta:object-count="160"/>
  </office:meta>
</office:document-meta>
</file>